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3.85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outline1">
      <style:graphic-properties draw:fill-color="#ffffff" draw:auto-grow-height="true" fo:min-height="13.86cm"/>
    </style:style>
    <style:style style:name="pr6" style:family="presentation" style:parent-style-name="Android-outline1">
      <style:graphic-properties draw:fill-color="#ffffff" fo:min-height="13.609cm"/>
    </style:style>
    <style:style style:name="P1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style:font-size-asian="96pt" style:font-size-complex="96pt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  <style:text-properties fo:font-family="'Comic Sans MS'" style:font-family-generic="script" style:font-pitch="variable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indent="0cm"/>
      <style:text-properties style:use-window-font-color="true" fo:font-size="32pt" style:font-size-asian="32pt" style:font-size-complex="32pt"/>
    </style:style>
    <style:style style:name="P9" style:family="paragraph">
      <style:text-properties style:use-window-font-color="true" fo:font-size="32pt" style:font-size-asian="32pt" style:font-size-complex="32pt"/>
    </style:style>
    <style:style style:name="P10" style:family="paragraph">
      <style:paragraph-properties fo:margin-left="1.2cm" fo:margin-right="0cm" fo:text-indent="-0.9cm"/>
      <style:text-properties fo:font-family="Abscissa" style:font-pitch="variable"/>
    </style:style>
    <style:style style:name="P11" style:family="paragraph">
      <style:text-properties fo:font-size="20pt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family="Consolas" style:font-pitch="fixed"/>
    </style:style>
    <style:style style:name="T3" style:family="text">
      <style:text-properties fo:font-family="Consolas" style:font-pitch="fixed" fo:font-size="28pt" style:font-size-asian="28pt" style:font-size-complex="28pt"/>
    </style:style>
    <style:style style:name="T4" style:family="text">
      <style:text-properties fo:color="#000000"/>
    </style:style>
    <style:style style:name="T5" style:family="text">
      <style:text-properties fo:font-family="Abscissa" style:font-pitch="variable"/>
    </style:style>
    <style:style style:name="T6" style:family="text">
      <style:text-properties fo:font-family="Consolas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3.859cm" svg:x="1.4cm" svg:y="4.914cm" presentation:class="subtitle">
          <draw:text-box>
            <text:p text:style-name="P1"><text:span text:style-name="T1">Integrating WebKit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Introducing WebKit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Open Source Browser Rendering Engine</text:p>
              </text:list-item>
              <text:list-item>
                <text:p text:style-name="P4">Applications Using WebKit</text:p>
                <text:list>
                  <text:list-item>
                    <text:p text:style-name="P4">Apple Safari</text:p>
                  </text:list-item>
                  <text:list-item>
                    <text:p text:style-name="P4">Adobe AIR</text:p>
                  </text:list-item>
                  <text:list-item>
                    <text:p text:style-name="P4">Google Chrome</text:p>
                  </text:list-item>
                  <text:list-item>
                    <text:p text:style-name="P4">Apple iPhone</text:p>
                  </text:list-item>
                  <text:list-item>
                    <text:p text:style-name="P4">Android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Basic WebView Integration</text:p>
          </draw:text-box>
        </draw:frame>
        <draw:frame presentation:style-name="pr5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Put a WebView widget in your layout</text:p>
                <text:list>
                  <text:list-item>
                    <text:p text:style-name="P4">Assign it an <text:span text:style-name="T2">android:id</text:span></text:p>
                  </text:list-item>
                </text:list>
              </text:list-item>
              <text:list-item>
                <text:p text:style-name="P4">Get the WebView in your activity</text:p>
              </text:list-item>
              <text:list-item>
                <text:p text:style-name="P4">Configure the WebView</text:p>
              </text:list-item>
              <text:list-item>
                <text:p text:style-name="P4">Tell WebView what to load</text:p>
                <text:list>
                  <text:list-item>
                    <text:p text:style-name="P4"><text:span text:style-name="T2">loadUrl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Javascript and WebView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Javascript disabled by default!</text:p>
              </text:list-item>
              <text:list-item>
                <text:p text:style-name="P4">Common hiccup: cannot see Google home page</text:p>
              </text:list-item>
              <text:list-item>
                <text:p text:style-name="P4">Solution</text:p>
                <text:list>
                  <text:list-item>
                    <text:p text:style-name="P4">Get the WebSettings from WebView via <text:span text:style-name="T2">getSettings()</text:span></text:p>
                  </text:list-item>
                  <text:list-item>
                    <text:p text:style-name="P4">Call <text:span text:style-name="T2">setJavaScriptEnabled(true);</text:span><text:span text:style-name="T2"><text:line-break/></text:span>on WebSettings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WebView Page Events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Goal: be notified of key events in page lifecycle</text:p>
              </text:list-item>
              <text:list-item>
                <text:p text:style-name="P4">To Receive Page Events</text:p>
                <text:list>
                  <text:list-item>
                    <text:p text:style-name="P4">Create a WebViewClient implementation</text:p>
                  </text:list-item>
                  <text:list-item>
                    <text:p text:style-name="P4">Register it with WebView via <text:span text:style-name="T2">setWebViewClient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WebView Page Events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Common Events</text:p>
                <text:list>
                  <text:list-item>
                    <text:p text:style-name="P4"><text:span text:style-name="T2">onPageFinished()</text:span>: called when page is fully loaded and rendered in the browser</text:p>
                  </text:list-item>
                  <text:list-item>
                    <text:p text:style-name="P4"><text:span text:style-name="T2">shouldOverrideUrlLoading()</text:span></text:p>
                    <text:list>
                      <text:list-item>
                        <text:p text:style-name="P4">Called when user clicks a link</text:p>
                      </text:list-item>
                      <text:list-item>
                        <text:p text:style-name="P4">Return <text:span text:style-name="T2">true</text:span> if you want to handle the link,<text:line-break/><text:span text:style-name="T2">false</text:span> otherwise</text:p>
                      </text:list-item>
                      <text:list-item>
                        <text:p text:style-name="P4">Often used for handling links to static<text:line-break/>conten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Loading Local Files</text:p>
          </draw:text-box>
        </draw:frame>
        <draw:frame presentation:style-name="pr6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Option #1: file:/// URL to Local Path</text:p>
                <text:list>
                  <text:list-item>
                    <text:p text:style-name="P9"><text:span text:style-name="T3">loadUrl("file://"+new File(getFilesDir(), "index.html").getAbsolutePath());</text:span></text:p>
                  </text:list-item>
                  <text:list-item>
                    <text:p text:style-name="P9">May not work in older versions of Android</text:p>
                  </text:list-item>
                </text:list>
              </text:list-item>
              <text:list-item>
                <text:p text:style-name="P8">Option #2: <text:span text:style-name="T4"><text:a xlink:href="../../../../../../../android_asset">file:///android_asset</text:a></text:span></text:p>
                <text:list>
                  <text:list-item>
                    <text:p text:style-name="P9">Create assets/ directory in root of project tree</text:p>
                  </text:list-item>
                  <text:list-item>
                    <text:p text:style-name="P9">Anything in there is referenced at runtime<text:line-break/>via above URL prefix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Loading Local Files</text:p>
          </draw:text-box>
        </draw:frame>
        <draw:frame presentation:style-name="pr6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Option #3: <text:span text:style-name="T2">loadData()</text:span></text:p>
                <text:list>
                  <text:list-item>
                    <text:p text:style-name="P4">You supply actual HTML to display</text:p>
                  </text:list-item>
                  <text:list-item>
                    <text:p text:style-name="P4">Or <text:span text:style-name="T2">loadDataWithBaseURL()</text:span></text:p>
                    <text:list>
                      <text:list-item>
                        <text:p>Supply base URL for resolving path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Loading Local Content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Option #4: ContentProvider</text:p>
                <text:list>
                  <text:list-item>
                    <text:p text:style-name="P4">ContentProvider can return files as well as columnar data</text:p>
                  </text:list-item>
                  <text:list-item>
                    <text:p text:style-name="P4">Can use <text:span text:style-name="T2">content://</text:span> scheme for the ContentProvider</text:p>
                    <text:p text:style-name="P4"/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Loading Local Content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Option #5: Embed a Web Server</text:p>
                <text:list>
                  <text:list-item>
                    <text:p text:style-name="P4">Tiny Java Web servers abound</text:p>
                  </text:list-item>
                  <text:list-item>
                    <text:p text:style-name="P4">Find one, port to Java, embed in service, use to serve local content</text:p>
                  </text:list-item>
                  <text:list-item>
                    <text:p text:style-name="P4">Example: NanoHTTPD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Calling Java from Javascript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Steps to Implement: Java Side</text:p>
                <text:list>
                  <text:list-item>
                    <text:p text:style-name="P4">Implement some object whose methods should be exposed to Javascript</text:p>
                    <text:list>
                      <text:list-item>
                        <text:p text:style-name="P4">Simple types definitely supported</text:p>
                      </text:list-item>
                      <text:list-item>
                        <text:p text:style-name="P4">Watch thread safety!</text:p>
                      </text:list-item>
                    </text:list>
                  </text:list-item>
                  <text:list-item>
                    <text:p text:style-name="P4">Call <text:span text:style-name="T2">addJavascriptInterface()</text:span> with JS “namespace” and object you created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Calling Java from Javascript</text:p>
          </draw:text-box>
        </draw:frame>
        <draw:frame presentation:style-name="pr4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Steps to Implement: Javascript Side</text:span></text:p>
                <text:list>
                  <text:list-item>
                    <text:p text:style-name="P4">Craft a Web page with Javascript</text:p>
                  </text:list-item>
                  <text:list-item>
                    <text:p text:style-name="P4">Have Javascript call methods on your object using the namespace</text:p>
                    <text:list>
                      <text:list-item>
                        <text:p text:style-name="P4"><text:span text:style-name="T2">namespace.methodname(parm1, parm2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Calling Javascript from Java</text:p>
          </draw:text-box>
        </draw:frame>
        <draw:frame presentation:style-name="pr5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Construct Javascript call as a String</text:p>
                <text:list>
                  <text:list-item>
                    <text:p text:style-name="P4"><text:span text:style-name="T2">“</text:span><text:span text:style-name="T2">updatePosition(-113, 43);”</text:span></text:p>
                  </text:list-item>
                </text:list>
              </text:list-item>
              <text:list-item>
                <text:p text:style-name="P4">Invoke using the <text:span text:style-name="T2">javascript:</text:span> URL prefix</text:p>
                <text:list>
                  <text:list-item>
                    <text:p text:style-name="P4"><text:span text:style-name="T6">loadUrl(“javascript:updatePosition(-113, 43);”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droid" presentation:presentation-page-layout-name="AL2T1" xml:id="id14" draw:id="id14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Calling Javascript from Java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Limitations</text:p>
                <text:list>
                  <text:list-item>
                    <text:p text:style-name="P4">Cannot reference Java-side data except by embedding in string</text:p>
                  </text:list-item>
                  <text:list-item>
                    <text:p text:style-name="P4">Must URL-escape the string</text:p>
                  </text:list-item>
                  <text:list-item>
                    <text:p text:style-name="P4">Cannot get any data back this way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ndroid" presentation:presentation-page-layout-name="AL2T1" xml:id="id15" draw:id="id15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Web Development Frameworks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Alternatives to Java-based app development</text:p>
              </text:list-item>
              <text:list-item>
                <text:p text:style-name="P4">Allow creation of apps using HTML, JS, CSS</text:p>
              </text:list-item>
              <text:list-item>
                <text:p text:style-name="P4">Some Current Frameworks</text:p>
                <text:list>
                  <text:list-item>
                    <text:p text:style-name="P4">PhoneGap</text:p>
                  </text:list-item>
                  <text:list-item>
                    <text:p text:style-name="P4">Rhodes</text:p>
                    <text:list>
                      <text:list-item>
                        <text:p>Adds Ruby and a Rails-esque framework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ndroid" presentation:presentation-page-layout-name="AL2T1" xml:id="id16" draw:id="id16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Other WebView Features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etDownloadListener()</text:span></text:p>
                <text:list>
                  <text:list-item>
                    <text:p text:style-name="P4">Allows you to handle unrecognized content types</text:p>
                  </text:list-item>
                </text:list>
              </text:list-item>
              <text:list-item>
                <text:p text:style-name="P4"><text:span text:style-name="T2">setWebChromeClient()</text:span></text:p>
                <text:list>
                  <text:list-item>
                    <text:p text:style-name="P4">Used to handle things that affect UI outside the boundaries of the actual viewport</text:p>
                    <text:list>
                      <text:list-item>
                        <text:p text:style-name="P4"><text:span text:style-name="T2">onCreateWindow()</text:span></text:p>
                      </text:list-item>
                      <text:list-item>
                        <text:p text:style-name="P4"><text:span text:style-name="T2">onJSAlert(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 draw:page-number="1"/>
      <draw:page-thumbnail draw:layer="backgroundobjects" svg:width="14.017cm" svg:height="10.513cm" svg:x="3.875cm" svg:y="15.138cm"/>
    </style:handout-master>
    <style:master-page style:name="chalkboard" style:page-layout-name="PM1" draw:style-name="Mdp1">
      <office:forms form:automatic-focus="false" form:apply-design-mode="false"/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Mark Murphy</meta:initial-creator>
    <meta:creation-date>2008-12-22T14:20:41</meta:creation-date>
    <dc:creator>Mark Murphy</dc:creator>
    <dc:date>2011-08-10T19:49:38</dc:date>
    <meta:printed-by>Mark Murphy</meta:printed-by>
    <meta:print-date>2011-03-14T18:38:53</meta:print-date>
    <dc:language>en-US</dc:language>
    <meta:editing-cycles>41</meta:editing-cycles>
    <meta:editing-duration>PT3H5M42S</meta:editing-duration>
    <meta:document-statistic meta:object-count="91"/>
    <meta:user-defined meta:name="Info 1"/>
    <meta:user-defined meta:name="Info 2"/>
    <meta:user-defined meta:name="Info 3"/>
    <meta:user-defined meta:name="Info 4"/>
  </office:meta>
</office:document-meta>
</file>